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f7abc" officeooo:paragraph-rsid="000f7abc" style:font-weight-asian="bold" style:font-weight-complex="bold"/>
    </style:style>
    <style:style style:name="P2" style:family="paragraph" style:parent-style-name="Standard">
      <style:text-properties fo:font-weight="bold" officeooo:rsid="00137471" officeooo:paragraph-rsid="00137471" style:font-weight-asian="bold" style:font-weight-complex="bold"/>
    </style:style>
    <style:style style:name="P3" style:family="paragraph" style:parent-style-name="Standard">
      <style:text-properties fo:font-weight="bold" officeooo:rsid="001e67fe" officeooo:paragraph-rsid="001e67fe" style:font-weight-asian="bold" style:font-weight-complex="bold"/>
    </style:style>
    <style:style style:name="P4" style:family="paragraph" style:parent-style-name="Standard">
      <style:text-properties fo:font-weight="bold" officeooo:rsid="001e90b6" officeooo:paragraph-rsid="001e90b6" style:font-weight-asian="bold" style:font-weight-complex="bold"/>
    </style:style>
    <style:style style:name="P5" style:family="paragraph" style:parent-style-name="Standard">
      <style:text-properties fo:font-weight="normal" officeooo:rsid="000f7abc" officeooo:paragraph-rsid="000f7abc" style:font-weight-asian="normal" style:font-weight-complex="normal"/>
    </style:style>
    <style:style style:name="P6" style:family="paragraph" style:parent-style-name="Standard">
      <style:text-properties fo:font-weight="normal" officeooo:rsid="00114a5d" officeooo:paragraph-rsid="00128b18" style:font-weight-asian="normal" style:font-weight-complex="normal"/>
    </style:style>
    <style:style style:name="P7" style:family="paragraph" style:parent-style-name="Standard">
      <style:text-properties fo:font-style="normal" fo:font-weight="normal" officeooo:rsid="000f7abc" officeooo:paragraph-rsid="000f7abc" style:font-style-asian="normal" style:font-weight-asian="normal" style:font-style-complex="normal" style:font-weight-complex="normal"/>
    </style:style>
    <style:style style:name="P8" style:family="paragraph" style:parent-style-name="Standard">
      <style:text-properties fo:font-style="normal" fo:font-weight="normal" officeooo:rsid="00114a5d" officeooo:paragraph-rsid="00128b18" style:font-style-asian="normal" style:font-weight-asian="normal" style:font-style-complex="normal" style:font-weight-complex="normal"/>
    </style:style>
    <style:style style:name="P9" style:family="paragraph" style:parent-style-name="Standard">
      <style:text-properties fo:font-style="normal" fo:font-weight="normal" officeooo:rsid="00135083" officeooo:paragraph-rsid="00135083" style:font-style-asian="normal" style:font-weight-asian="normal" style:font-style-complex="normal" style:font-weight-complex="normal"/>
    </style:style>
    <style:style style:name="P10" style:family="paragraph" style:parent-style-name="Standard">
      <style:text-properties fo:font-style="normal" fo:font-weight="normal" officeooo:rsid="0014d966" officeooo:paragraph-rsid="0014d966" style:font-style-asian="normal" style:font-weight-asian="normal" style:font-style-complex="normal" style:font-weight-complex="normal"/>
    </style:style>
    <style:style style:name="P11" style:family="paragraph" style:parent-style-name="Standard">
      <style:text-properties fo:font-style="normal" fo:font-weight="normal" officeooo:rsid="00165e9c" officeooo:paragraph-rsid="00165e9c" style:font-style-asian="normal" style:font-weight-asian="normal" style:font-style-complex="normal" style:font-weight-complex="normal"/>
    </style:style>
    <style:style style:name="P12" style:family="paragraph" style:parent-style-name="Standard">
      <style:text-properties fo:font-style="normal" fo:font-weight="normal" officeooo:rsid="0019b206" officeooo:paragraph-rsid="0019b206" style:font-style-asian="normal" style:font-weight-asian="normal" style:font-style-complex="normal" style:font-weight-complex="normal"/>
    </style:style>
    <style:style style:name="P13" style:family="paragraph" style:parent-style-name="Standard">
      <style:text-properties fo:font-style="normal" fo:font-weight="normal" officeooo:rsid="001acdf9" officeooo:paragraph-rsid="001acdf9" style:font-style-asian="normal" style:font-weight-asian="normal" style:font-style-complex="normal" style:font-weight-complex="normal"/>
    </style:style>
    <style:style style:name="P14" style:family="paragraph" style:parent-style-name="Standard">
      <style:text-properties fo:font-style="normal" fo:font-weight="normal" officeooo:rsid="001c330a" officeooo:paragraph-rsid="001c330a" style:font-style-asian="normal" style:font-weight-asian="normal" style:font-style-complex="normal" style:font-weight-complex="normal"/>
    </style:style>
    <style:style style:name="P15" style:family="paragraph" style:parent-style-name="Standard">
      <style:text-properties fo:font-style="normal" fo:font-weight="normal" officeooo:rsid="001c8de5" officeooo:paragraph-rsid="001c8de5" style:font-style-asian="normal" style:font-weight-asian="normal" style:font-style-complex="normal" style:font-weight-complex="normal"/>
    </style:style>
    <style:style style:name="P16" style:family="paragraph" style:parent-style-name="Standard">
      <style:text-properties fo:font-style="normal" fo:font-weight="normal" officeooo:rsid="001d1844" officeooo:paragraph-rsid="001d1844" style:font-style-asian="normal" style:font-weight-asian="normal" style:font-style-complex="normal" style:font-weight-complex="normal"/>
    </style:style>
    <style:style style:name="P17" style:family="paragraph" style:parent-style-name="Standard">
      <style:text-properties fo:font-style="normal" fo:font-weight="normal" officeooo:rsid="001e67fe" officeooo:paragraph-rsid="001e67fe" style:font-style-asian="normal" style:font-weight-asian="normal" style:font-style-complex="normal" style:font-weight-complex="normal"/>
    </style:style>
    <style:style style:name="P18" style:family="paragraph" style:parent-style-name="Standard">
      <style:text-properties fo:font-style="normal" fo:font-weight="normal" officeooo:rsid="001f2c5b" officeooo:paragraph-rsid="001f2c5b" style:font-style-asian="normal" style:font-weight-asian="normal" style:font-style-complex="normal" style:font-weight-complex="normal"/>
    </style:style>
    <style:style style:name="P19" style:family="paragraph" style:parent-style-name="Standard">
      <style:text-properties fo:font-style="normal" fo:font-weight="bold" officeooo:rsid="00135083" officeooo:paragraph-rsid="00135083" style:font-style-asian="normal" style:font-weight-asian="bold" style:font-style-complex="normal" style:font-weight-complex="bold"/>
    </style:style>
    <style:style style:name="P20" style:family="paragraph" style:parent-style-name="Standard">
      <style:text-properties fo:font-style="normal" fo:font-weight="bold" officeooo:rsid="0017ce74" officeooo:paragraph-rsid="0017ce74" style:font-style-asian="normal" style:font-weight-asian="bold" style:font-style-complex="normal" style:font-weight-complex="bold"/>
    </style:style>
    <style:style style:name="P21" style:family="paragraph" style:parent-style-name="Standard">
      <style:text-properties fo:font-style="normal" fo:font-weight="bold" officeooo:rsid="0019b206" officeooo:paragraph-rsid="0019b206" style:font-style-asian="normal" style:font-weight-asian="bold" style:font-style-complex="normal" style:font-weight-complex="bold"/>
    </style:style>
    <style:style style:name="P22" style:family="paragraph" style:parent-style-name="Standard">
      <style:text-properties fo:font-style="normal" fo:font-weight="bold" officeooo:rsid="001acdf9" officeooo:paragraph-rsid="001acdf9" style:font-style-asian="normal" style:font-weight-asian="bold" style:font-style-complex="normal" style:font-weight-complex="bold"/>
    </style:style>
    <style:style style:name="P23" style:family="paragraph" style:parent-style-name="Standard">
      <style:text-properties fo:font-style="normal" fo:font-weight="bold" officeooo:rsid="001c330a" officeooo:paragraph-rsid="001c330a" style:font-style-asian="normal" style:font-weight-asian="bold" style:font-style-complex="normal" style:font-weight-complex="bold"/>
    </style:style>
    <style:style style:name="P24" style:family="paragraph" style:parent-style-name="Standard">
      <style:text-properties fo:font-style="normal" fo:font-weight="bold" officeooo:rsid="001c8de5" officeooo:paragraph-rsid="001c8de5" style:font-style-asian="normal" style:font-weight-asian="bold" style:font-style-complex="normal" style:font-weight-complex="bold"/>
    </style:style>
    <style:style style:name="P25" style:family="paragraph" style:parent-style-name="Standard">
      <style:text-properties fo:font-style="normal" fo:font-weight="bold" officeooo:rsid="001d1844" officeooo:paragraph-rsid="001d1844" style:font-style-asian="normal" style:font-weight-asian="bold" style:font-style-complex="normal" style:font-weight-complex="bold"/>
    </style:style>
    <style:style style:name="P26" style:family="paragraph" style:parent-style-name="Standard">
      <style:text-properties fo:font-style="normal" fo:font-weight="bold" officeooo:rsid="001e67fe" officeooo:paragraph-rsid="001e67fe" style:font-style-asian="normal" style:font-weight-asian="bold" style:font-style-complex="normal" style:font-weight-complex="bold"/>
    </style:style>
    <style:style style:name="P27" style:family="paragraph" style:parent-style-name="Standard">
      <style:text-properties fo:font-style="normal" fo:font-weight="bold" officeooo:rsid="001e90b6" officeooo:paragraph-rsid="001e90b6" style:font-style-asian="normal" style:font-weight-asian="bold" style:font-style-complex="normal" style:font-weight-complex="bold"/>
    </style:style>
    <style:style style:name="P28" style:family="paragraph" style:parent-style-name="Standard">
      <style:text-properties fo:font-style="normal" fo:font-weight="bold" officeooo:rsid="00202cae" officeooo:paragraph-rsid="00202cae"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officeooo:rsid="00128b18"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d966"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Variables</text:p>
      <text:p text:style-name="P5"/>
      <text:p text:style-name="P5">Vickler starts with an example:</text:p>
      <text:p text:style-name="P5">*His profession is coding</text:p>
      <text:p text:style-name="P5">*His state is Texas,USA</text:p>
      <text:p text:style-name="P5"/>
      <text:p text:style-name="P5">If we have read this, we have added this information to our brains that he is a coder(aka someone who does coding) and that he lives in or relates to Texas,USA. <text:s/>In the above-mentioned pieces of text the words and phrases coding and Texas,USA work the <text:s/>same way as variables do in JavaScript. <text:s/>The terms like "My PRofession" and "My State" refer to specific values. <text:s/>They have the same relationship with Coding and Texas that values have in JavaScript with variables.</text:p>
      <text:p text:style-name="P5"/>
      <text:p text:style-name="P5">We can create a variable by writing var(for variable). <text:s/>*<text:span text:style-name="T2">Note: OdinProject and other sources warn us against var</text:span><text:span text:style-name="T4">. <text:s/>We will follow it by the name <text:s/>that we have to assign to the variable. A variable takes a specific value when created. <text:s/>The name of a variable can be anything you like. <text:s/>It’s up to us to decide how the name should sound. The variable’s value, however, may change. Facts of a variable can change.</text:span></text:p>
      <text:p text:style-name="P7"/>
      <text:p text:style-name="P7">JavaScript variables can be simply defined as containers used to store values in the form of data. See example1.html with variables a,b,c.</text:p>
      <text:p text:style-name="P7"/>
      <text:p text:style-name="P6"><text:span text:style-name="T4">First of all: the line demarcates the backend code and the frontend code of JavaScript. We could say that it demarcates what we write in the code editor and what we see on the web page. <text:s/>The h1 and p headings may appear different in the book than if displayed on a web page. This is because of the h1 and p settings of the word processor that Andy uses. <text:s/>They will supposedly work fine if copied/pasted in an editor and launched. <text:s/></text:span><text:span text:style-name="T2">This has not be the case and is unusual for an in-print book to state...this book is printed</text:span><text:span text:style-name="T4">. <text:s/>He also says this is how he will write code embedded in HTML structures for the rest of the book "because this is how you will write it when you create a website.". <text:s/></text:span><text:span text:style-name="T5">In the previous example we see that every variable has some sort of data to hold on to.</text:span></text:p>
      <text:p text:style-name="P6"><text:span text:style-name="T5">See example 2 for using variables with full word names.</text:span><text:span text:style-name="T4"> <text:s/></text:span></text:p>
      <text:p text:style-name="P8"/>
      <text:p text:style-name="P19">Javascript Identifiers</text:p>
      <text:p text:style-name="P9">JavaScript variables need to be given unique names so that they can be easily identified. These unique names are labeled as identifiers. Identifiers may be short names like a,b,c or lengthy descriptive names like totalprice, milkprice, and oilprice. There are some naming rules for JavaScript variables. You can use these rules to minimize the chance of errors.</text:p>
      <text:p text:style-name="P9">*Variables must not contain digits, letters, dollar signs, and underscores.</text:p>
      <text:p text:style-name="P9">*Variables may start with $ sign like $sum</text:p>
      <text:p text:style-name="P9">*Variables are case sensitive so a is different than A and they’re 2 variables together.</text:p>
      <text:p text:style-name="P9">*Variables must start with a letter</text:p>
      <text:p text:style-name="P9">*We cannot use keywords like alert() as variables.</text:p>
      <text:p text:style-name="P9">If we seen an equal sign like ‘=’ in JavaScript, we should understand it’s not algebraic. <text:s/>It’s real purpose is assignment.</text:p>
      <text:p text:style-name="P9">The information that variables store may be used later on in a program you create. Scripts are long, so variables make it easy to locate useful values. Variables facilitate repeat use of a value in the same code. Instead of remembering the value, you create a variable and fill it in with the value.</text:p>
      <text:p text:style-name="P9"/>
      <text:p text:style-name="P19">Datatypes</text:p>
      <text:p text:style-name="P2"><text:span text:style-name="T6">JavaScript variables may hold different types of information like digits and texts. Text values in programming are named text strings. JavaScript may hold different types of data. As <text:s/>already explained, strings must be written in single and double quotes and backticks. <text:s/>Writing numbers means wi</text:span><text:span text:style-name="T7">thout quotes, as with quotes is a string.</text:span></text:p>
      <text:p text:style-name="P10"><text:soft-page-break/>see datatype.html</text:p>
      <text:p text:style-name="P11"/>
      <text:p text:style-name="P20">Declaration of Variables</text:p>
      <text:p text:style-name="P12">The process of declaring variables is the process of creating them. Without var keyword ( or let,const) we cannot create a variable. Once we declare them, they exist (albeit without value). <text:s/>We have to assign it. This is the process of giving it some data.</text:p>
      <text:p text:style-name="P12">When we say var poop = 5 <text:s/>we create a variable called poop and assign it (=) a value of 5(numeric 5). </text:p>
      <text:p text:style-name="P12"/>
      <text:p text:style-name="P21">The Undefined Variables</text:p>
      <text:p text:style-name="P12">In different programs, you can often declare variables without a value. The value might be coming later or something we don’t yet have. <text:s/>Usually this is useful for when we feed user input. <text:s/>A variable that is declared without a value is given "undefined" as a value. <text:s/>Here is an example:</text:p>
      <text:p text:style-name="P12">see undefined.html</text:p>
      <text:p text:style-name="P12"/>
      <text:p text:style-name="P22">Re-Declaration</text:p>
      <text:p text:style-name="P13">It is possible that we can define and then redefine a variable. Can we make something undefined (in reverse) ?? The answer is NO. <text:s/>Making it undefined after declaration will not make the variable lose it’s value.</text:p>
      <text:p text:style-name="P13">see redefine.html</text:p>
      <text:p text:style-name="P13"/>
      <text:p text:style-name="P23">Arithmetic</text:p>
      <text:p text:style-name="P14">JavaScript, like other programming languages, allows for mathematics and calculations. We can add numbers, produce results, and forward the results to variables for storage. <text:s/>In the code we can use operators and operands to achieve mathematic results.</text:p>
      <text:p text:style-name="P14">see math.html</text:p>
      <text:p text:style-name="P14"/>
      <text:p text:style-name="P24">Subtraction</text:p>
      <text:p text:style-name="P15">The next arithmetic operator to be discussed is the subtraction ( - ). <text:s/>We can fill numbers as needed and use - between them to subtract in a left -&gt; right manner.</text:p>
      <text:p text:style-name="P15">see subtraction.html</text:p>
      <text:p text:style-name="P15"/>
      <text:p text:style-name="P25">JavaScript String Concatenation</text:p>
      <text:p text:style-name="P16">We can also concatenate strings using + to connect them.</text:p>
      <text:p text:style-name="P16">see stringconcat</text:p>
      <text:p text:style-name="P16"/>
      <text:p text:style-name="P26">JavaScript Let Keyword</text:p>
      <text:p text:style-name="P3"><text:span text:style-name="T6">In JavaScript, the keyword let will declare variables. </text:span><text:span text:style-name="T1">per our other learning, this is actually the preferred choice and others even say const is the way to go.</text:span><text:span text:style-name="T6"> The scope difference between them is that var is based on function scope, while let is based on block scope. <text:s/>See let.html</text:span></text:p>
      <text:p text:style-name="P17"/>
      <text:p text:style-name="P27">Global Scope</text:p>
      <text:p text:style-name="P4"><text:span text:style-name="T6">The variables that we declare out of JavaScript functions. </text:span><text:span text:style-name="T1"><text:s/>I don’t really find this clear but have yet to touch on it for supplementing the notes</text:span><text:span text:style-name="T6">.</text:span></text:p>
      <text:p text:style-name="P18">see globalscope.html</text:p>
      <text:p text:style-name="P18"/>
      <text:p text:style-name="P28">Function Scope</text:p>
      <text:p text:style-name="P28"><text:span text:style-name="T3">Variables that are declared within the limits of a JS function will bear "function scope". See functionscope.htm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5T10:11:26.989609238</meta:creation-date>
    <meta:generator>LibreOffice/7.3.1.3$Linux_X86_64 LibreOffice_project/30$Build-3</meta:generator>
    <dc:date>2022-03-16T14:03:57.036957476</dc:date>
    <meta:editing-duration>PT2H13M56S</meta:editing-duration>
    <meta:editing-cycles>13</meta:editing-cycles>
    <meta:document-statistic meta:table-count="0" meta:image-count="0" meta:object-count="0" meta:page-count="2" meta:paragraph-count="46" meta:word-count="949" meta:character-count="5553" meta:non-whitespace-character-count="4620"/>
  </office:meta>
</office:document-meta>
</file>